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6.2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/>
          <table:table-cell table:style-name="ce2" office:value-type="string" calcext:value-type="string">
            <text:p>Cost Estimat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Ye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ISDigidol ERP System 4 </text:p>
          </table:table-cell>
          <table:table-cell table:style-name="ce7" office:value-type="currency" office:currency="GBP" office:value="200000" calcext:value-type="currency">
            <text:p>£200,000.00</text:p>
          </table:table-cell>
          <table:table-cell table:style-name="ce7" table:number-columns-repeated="7"/>
          <table:table-cell table:style-name="ce7" table:formula="of:=SUM([.C3:.J3])" office:value-type="currency" office:currency="GBP" office:value="200000" calcext:value-type="currency">
            <text:p>£200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ISDigidol ERP HR module</text:p>
          </table:table-cell>
          <table:table-cell table:style-name="ce7" office:value-type="currency" office:currency="GBP" office:value="40000" calcext:value-type="currency">
            <text:p>£40,000.00</text:p>
          </table:table-cell>
          <table:table-cell table:style-name="ce7" table:number-columns-repeated="7"/>
          <table:table-cell table:style-name="ce7" table:formula="of:=SUM([.C4:.J4])" office:value-type="currency" office:currency="GBP" office:value="40000" calcext:value-type="currency">
            <text:p>£40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ISDigidol ERP Finance module</text:p>
          </table:table-cell>
          <table:table-cell table:style-name="ce7" office:value-type="currency" office:currency="GBP" office:value="35000" calcext:value-type="currency">
            <text:p>£35,000.00</text:p>
          </table:table-cell>
          <table:table-cell table:style-name="ce7" table:number-columns-repeated="7"/>
          <table:table-cell table:style-name="ce7" table:formula="of:=SUM([.C5:.J5])" office:value-type="currency" office:currency="GBP" office:value="35000" calcext:value-type="currency">
            <text:p>£35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ISDigidol ERP Stock Control module </text:p>
          </table:table-cell>
          <table:table-cell table:style-name="ce7" office:value-type="currency" office:currency="GBP" office:value="35000" calcext:value-type="currency">
            <text:p>£35,000.00</text:p>
          </table:table-cell>
          <table:table-cell table:style-name="ce7" table:number-columns-repeated="7"/>
          <table:table-cell table:style-name="ce7" table:formula="of:=SUM([.C6:.J6])" office:value-type="currency" office:currency="GBP" office:value="35000" calcext:value-type="currency">
            <text:p>£35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ISDigidol software customisation </text:p>
          </table:table-cell>
          <table:table-cell table:style-name="ce7" office:value-type="currency" office:currency="GBP" office:value="25000" calcext:value-type="currency">
            <text:p>£25,000.00</text:p>
          </table:table-cell>
          <table:table-cell table:style-name="ce7" table:number-columns-repeated="7"/>
          <table:table-cell table:style-name="ce7" table:formula="of:=SUM([.C7:.J7])" office:value-type="currency" office:currency="GBP" office:value="25000" calcext:value-type="currency">
            <text:p>£25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Sales analysis module (bespoke)</text:p>
          </table:table-cell>
          <table:table-cell table:style-name="ce7" office:value-type="currency" office:currency="GBP" office:value="75000" calcext:value-type="currency">
            <text:p>£75,000.00</text:p>
          </table:table-cell>
          <table:table-cell table:style-name="ce7" table:number-columns-repeated="7"/>
          <table:table-cell table:style-name="ce7" table:formula="of:=SUM([.C8:.J8])" office:value-type="currency" office:currency="GBP" office:value="75000" calcext:value-type="currency">
            <text:p>£75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Marketing module, to include Spatial Analyst capability (bespoke) </text:p>
          </table:table-cell>
          <table:table-cell table:style-name="ce7" office:value-type="currency" office:currency="GBP" office:value="90000" calcext:value-type="currency">
            <text:p>£90,000.00</text:p>
          </table:table-cell>
          <table:table-cell table:style-name="ce7" table:number-columns-repeated="7"/>
          <table:table-cell table:style-name="ce7" table:formula="of:=SUM([.C9:.J9])" office:value-type="currency" office:currency="GBP" office:value="90000" calcext:value-type="currency">
            <text:p>£90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CMS software with Loyalty Scheme bolt on (bespoke) </text:p>
          </table:table-cell>
          <table:table-cell table:style-name="ce7" office:value-type="currency" office:currency="GBP" office:value="120000" calcext:value-type="currency">
            <text:p>£120,000.00</text:p>
          </table:table-cell>
          <table:table-cell table:style-name="ce7" table:number-columns-repeated="7"/>
          <table:table-cell table:style-name="ce7" table:formula="of:=SUM([.C10:.J10])" office:value-type="currency" office:currency="GBP" office:value="120000" calcext:value-type="currency">
            <text:p>£120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Fleet management module (bespoke) </text:p>
          </table:table-cell>
          <table:table-cell table:style-name="ce7" office:value-type="currency" office:currency="GBP" office:value="100000" calcext:value-type="currency">
            <text:p>£100,000.00</text:p>
          </table:table-cell>
          <table:table-cell table:style-name="ce7" table:number-columns-repeated="7"/>
          <table:table-cell table:style-name="ce7" table:formula="of:=SUM([.C11:.J11])" office:value-type="currency" office:currency="GBP" office:value="100000" calcext:value-type="currency">
            <text:p>£100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ERP servers </text:p>
          </table:table-cell>
          <table:table-cell table:style-name="ce7" office:value-type="currency" office:currency="GBP" office:value="50000" calcext:value-type="currency">
            <text:p>£50,000.00</text:p>
          </table:table-cell>
          <table:table-cell table:style-name="ce7" table:number-columns-repeated="7"/>
          <table:table-cell table:style-name="ce7" table:formula="of:=SUM([.C12:.J12])" office:value-type="currency" office:currency="GBP" office:value="50000" calcext:value-type="currency">
            <text:p>£50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Database servers </text:p>
          </table:table-cell>
          <table:table-cell table:style-name="ce7" office:value-type="currency" office:currency="GBP" office:value="25000" calcext:value-type="currency">
            <text:p>£25,000.00</text:p>
          </table:table-cell>
          <table:table-cell table:style-name="ce7" table:number-columns-repeated="7"/>
          <table:table-cell table:style-name="ce7" table:formula="of:=SUM([.C13:.J13])" office:value-type="currency" office:currency="GBP" office:value="25000" calcext:value-type="currency">
            <text:p>£25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Workstations </text:p>
          </table:table-cell>
          <table:table-cell table:style-name="ce7" office:value-type="currency" office:currency="GBP" office:value="35000" calcext:value-type="currency">
            <text:p>£35,000.00</text:p>
          </table:table-cell>
          <table:table-cell table:style-name="ce7" table:number-columns-repeated="7"/>
          <table:table-cell table:style-name="ce7" table:formula="of:=SUM([.C14:.J14])" office:value-type="currency" office:currency="GBP" office:value="35000" calcext:value-type="currency">
            <text:p>£35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Network and other infrastructure</text:p>
          </table:table-cell>
          <table:table-cell table:style-name="ce7" office:value-type="currency" office:currency="GBP" office:value="25000" calcext:value-type="currency">
            <text:p>£25,000.00</text:p>
          </table:table-cell>
          <table:table-cell table:style-name="ce7" table:number-columns-repeated="7"/>
          <table:table-cell table:style-name="ce7" table:formula="of:=SUM([.C15:.J15])" office:value-type="currency" office:currency="GBP" office:value="25000" calcext:value-type="currency">
            <text:p>£25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Hardware maintenance and upgrades </text:p>
          </table:table-cell>
          <table:table-cell table:number-columns-repeated="8" table:style-name="ce7" office:value-type="currency" office:currency="GBP" office:value="50000" calcext:value-type="currency">
            <text:p>£50,000.00</text:p>
          </table:table-cell>
          <table:table-cell table:style-name="ce7" table:formula="of:=SUM([.C16:.J16])" office:value-type="currency" office:currency="GBP" office:value="400000" calcext:value-type="currency">
            <text:p>£400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Software maintenance and upgrades </text:p>
          </table:table-cell>
          <table:table-cell table:style-name="ce7"/>
          <table:table-cell table:number-columns-repeated="7" table:style-name="ce7" office:value-type="currency" office:currency="GBP" office:value="45000" calcext:value-type="currency">
            <text:p>£45,000.00</text:p>
          </table:table-cell>
          <table:table-cell table:style-name="ce7" table:formula="of:=SUM([.C17:.J17])" office:value-type="currency" office:currency="GBP" office:value="315000" calcext:value-type="currency">
            <text:p>£315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Geodemographic data </text:p>
          </table:table-cell>
          <table:table-cell table:number-columns-repeated="8" table:style-name="ce7" office:value-type="currency" office:currency="GBP" office:value="20000" calcext:value-type="currency">
            <text:p>£20,000.00</text:p>
          </table:table-cell>
          <table:table-cell table:style-name="ce7" table:formula="of:=SUM([.C18:.J18])" office:value-type="currency" office:currency="GBP" office:value="160000" calcext:value-type="currency">
            <text:p>£160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Road network data</text:p>
          </table:table-cell>
          <table:table-cell table:style-name="ce7" table:formula="of:=(2000*12)" office:value-type="currency" office:currency="GBP" office:value="24000" calcext:value-type="currency">
            <text:p>£24,000.00</text:p>
          </table:table-cell>
          <table:table-cell table:style-name="ce7" table:number-columns-repeated="7"/>
          <table:table-cell table:style-name="ce7" table:formula="of:=SUM([.C19:.J19])" office:value-type="currency" office:currency="GBP" office:value="24000" calcext:value-type="currency">
            <text:p>£24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Training</text:p>
          </table:table-cell>
          <table:table-cell table:style-name="ce7" office:value-type="currency" office:currency="GBP" office:value="20000" calcext:value-type="currency">
            <text:p>£20,000.00</text:p>
          </table:table-cell>
          <table:table-cell table:style-name="ce7" table:number-columns-repeated="7"/>
          <table:table-cell table:style-name="ce7" table:formula="of:=SUM([.C20:.J20])" office:value-type="currency" office:currency="GBP" office:value="20000" calcext:value-type="currency">
            <text:p>£20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Training </text:p>
          </table:table-cell>
          <table:table-cell table:style-name="ce7"/>
          <table:table-cell table:number-columns-repeated="7" table:style-name="ce7" office:value-type="currency" office:currency="GBP" office:value="5000" calcext:value-type="currency">
            <text:p>£5,000.00</text:p>
          </table:table-cell>
          <table:table-cell table:style-name="ce7" table:formula="of:=SUM([.C21:.J21])" office:value-type="currency" office:currency="GBP" office:value="35000" calcext:value-type="currency">
            <text:p>£35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IT staff – starting salary, starts middle of Year 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(30000*2)" office:value-type="currency" office:currency="GBP" office:value="60000" calcext:value-type="currency">
            <text:p>£60,000.00</text:p>
          </table:table-cell>
          <table:table-cell table:style-name="ce7" table:formula="of:=SUM([.C22:.J22])" office:value-type="currency" office:currency="GBP" office:value="480000" calcext:value-type="currency">
            <text:p>£480,000.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Data Analyst</text:p>
          </table:table-cell>
          <table:table-cell table:number-columns-repeated="8" table:style-name="ce7" office:value-type="currency" office:currency="GBP" office:value="35000" calcext:value-type="currency">
            <text:p>£35,000.00</text:p>
          </table:table-cell>
          <table:table-cell table:style-name="ce7" table:formula="of:=SUM([.C23:.J23])" office:value-type="currency" office:currency="GBP" office:value="280000" calcext:value-type="currency">
            <text:p>£280,000.00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7" table:formula="of:=SUM([.C3:.C23])" office:value-type="currency" office:currency="GBP" office:value="1064000" calcext:value-type="currency">
            <text:p>£1,064,000.00</text:p>
          </table:table-cell>
          <table:table-cell table:style-name="ce7" table:formula="of:=SUM([.D3:.D23])" office:value-type="currency" office:currency="GBP" office:value="215000" calcext:value-type="currency">
            <text:p>£215,000.00</text:p>
          </table:table-cell>
          <table:table-cell table:style-name="ce7" table:formula="of:=SUM([.E3:.E23])" office:value-type="currency" office:currency="GBP" office:value="215000" calcext:value-type="currency">
            <text:p>£215,000.00</text:p>
          </table:table-cell>
          <table:table-cell table:style-name="ce7" table:formula="of:=SUM([.F3:.F23])" office:value-type="currency" office:currency="GBP" office:value="215000" calcext:value-type="currency">
            <text:p>£215,000.00</text:p>
          </table:table-cell>
          <table:table-cell table:style-name="ce7" table:formula="of:=SUM([.G3:.G23])" office:value-type="currency" office:currency="GBP" office:value="215000" calcext:value-type="currency">
            <text:p>£215,000.00</text:p>
          </table:table-cell>
          <table:table-cell table:style-name="ce7" table:formula="of:=SUM([.H3:.H23])" office:value-type="currency" office:currency="GBP" office:value="215000" calcext:value-type="currency">
            <text:p>£215,000.00</text:p>
          </table:table-cell>
          <table:table-cell table:style-name="ce7" table:formula="of:=SUM([.I3:.I23])" office:value-type="currency" office:currency="GBP" office:value="215000" calcext:value-type="currency">
            <text:p>£215,000.00</text:p>
          </table:table-cell>
          <table:table-cell table:style-name="ce7" table:formula="of:=SUM([.J3:.J23])" office:value-type="currency" office:currency="GBP" office:value="215000" calcext:value-type="currency">
            <text:p>£215,000.00</text:p>
          </table:table-cell>
          <table:table-cell table:style-name="ce9" table:formula="of:=SUM([.C24:.J24])" office:value-type="currency" office:currency="GBP" office:value="2569000" calcext:value-type="currency">
            <text:p>£2,569,00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nefit estimates: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Ye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Staff reductions</text:p>
          </table:table-cell>
          <table:table-cell table:number-columns-repeated="8" table:style-name="ce7" office:value-type="currency" office:currency="GBP" office:value="100000" calcext:value-type="currency">
            <text:p>£100,000.00</text:p>
          </table:table-cell>
          <table:table-cell table:style-name="ce7" table:formula="of:=SUM([.C28:.J28])" office:value-type="currency" office:currency="GBP" office:value="800000" calcext:value-type="currency">
            <text:p>£800,000.0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Increased profit (new customers)</text:p>
          </table:table-cell>
          <table:table-cell table:style-name="ce8" office:value-type="string" calcext:value-type="string">
            <text:p>£500,000 in first year after system goes live, 10% increase per annum for remainder of product lifespan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8" table:formula="of:=500000+(500000*0.1)" office:value-type="currency" office:currency="GBP" office:value="550000" calcext:value-type="currency">
            <text:p>£550,000.00</text:p>
          </table:table-cell>
          <table:table-cell table:style-name="ce7" table:formula="of:=SUM([.C29:.J29])" office:value-type="currency" office:currency="GBP" office:value="3850000" calcext:value-type="currency">
            <text:p>£3,850,000.00</text:p>
          </table:table-cell>
          <table:table-cell table:style-name="ce10" office:value-type="string" calcext:value-type="string">
            <text:p>* Double check this one with Dean*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Increased profits (existing customers)</text:p>
          </table:table-cell>
          <table:table-cell table:style-name="ce7" office:value-type="currency" office:currency="GBP" office:value="200000" calcext:value-type="currency">
            <text:p>£200,000.00</text:p>
          </table:table-cell>
          <table:table-cell table:style-name="ce7" office:value-type="currency" office:currency="GBP" office:value="250000" calcext:value-type="currency">
            <text:p>£250,000.00</text:p>
          </table:table-cell>
          <table:table-cell table:number-columns-repeated="6" table:style-name="ce7" office:value-type="currency" office:currency="GBP" office:value="300000" calcext:value-type="currency">
            <text:p>£300,000.00</text:p>
          </table:table-cell>
          <table:table-cell table:style-name="ce7" table:formula="of:=SUM([.C30:.J30])" office:value-type="currency" office:currency="GBP" office:value="2250000" calcext:value-type="currency">
            <text:p>£2,250,000.0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Delivery efficiency gains</text:p>
          </table:table-cell>
          <table:table-cell table:number-columns-repeated="8" table:style-name="ce7" office:value-type="currency" office:currency="GBP" office:value="15000" calcext:value-type="currency">
            <text:p>£15,000.00</text:p>
          </table:table-cell>
          <table:table-cell table:style-name="ce7" table:formula="of:=SUM([.C31:.J31])" office:value-type="currency" office:currency="GBP" office:value="120000" calcext:value-type="currency">
            <text:p>£120,000.0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Stock savings</text:p>
          </table:table-cell>
          <table:table-cell table:number-columns-repeated="8" table:style-name="ce7" office:value-type="currency" office:currency="GBP" office:value="25000" calcext:value-type="currency">
            <text:p>£25,000.00</text:p>
          </table:table-cell>
          <table:table-cell table:style-name="ce7" table:formula="of:=SUM([.C32:.J32])" office:value-type="currency" office:currency="GBP" office:value="200000" calcext:value-type="currency">
            <text:p>£200,000.0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7" table:formula="of:=SUM([.C28:.C32])" office:value-type="currency" office:currency="GBP" office:value="340000" calcext:value-type="currency">
            <text:p>£340,000.00</text:p>
          </table:table-cell>
          <table:table-cell table:style-name="ce7" table:formula="of:=SUM([.D28:.D32])" office:value-type="currency" office:currency="GBP" office:value="940000" calcext:value-type="currency">
            <text:p>£940,000.00</text:p>
          </table:table-cell>
          <table:table-cell table:style-name="ce7" table:formula="of:=SUM([.E28:.E32])" office:value-type="currency" office:currency="GBP" office:value="990000" calcext:value-type="currency">
            <text:p>£990,000.00</text:p>
          </table:table-cell>
          <table:table-cell table:style-name="ce7" table:formula="of:=SUM([.F28:.F32])" office:value-type="currency" office:currency="GBP" office:value="990000" calcext:value-type="currency">
            <text:p>£990,000.00</text:p>
          </table:table-cell>
          <table:table-cell table:style-name="ce7" table:formula="of:=SUM([.G28:.G32])" office:value-type="currency" office:currency="GBP" office:value="990000" calcext:value-type="currency">
            <text:p>£990,000.00</text:p>
          </table:table-cell>
          <table:table-cell table:style-name="ce7" table:formula="of:=SUM([.H28:.H32])" office:value-type="currency" office:currency="GBP" office:value="990000" calcext:value-type="currency">
            <text:p>£990,000.00</text:p>
          </table:table-cell>
          <table:table-cell table:style-name="ce7" table:formula="of:=SUM([.I28:.I32])" office:value-type="currency" office:currency="GBP" office:value="990000" calcext:value-type="currency">
            <text:p>£990,000.00</text:p>
          </table:table-cell>
          <table:table-cell table:style-name="ce7" table:formula="of:=SUM([.J28:.J32])" office:value-type="currency" office:currency="GBP" office:value="990000" calcext:value-type="currency">
            <text:p>£990,000.00</text:p>
          </table:table-cell>
          <table:table-cell table:style-name="ce9" table:formula="of:=SUM([.C33:.J33])" office:value-type="currency" office:currency="GBP" office:value="7220000" calcext:value-type="currency">
            <text:p>£7,220,000.00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Discount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08:33:07.307629367</meta:creation-date>
    <dc:date>2021-03-22T09:36:13.387347476</dc:date>
    <meta:editing-duration>PT17M35S</meta:editing-duration>
    <meta:editing-cycles>4</meta:editing-cycles>
    <meta:generator>LibreOffice/6.4.6.2$Linux_X86_64 LibreOffice_project/40$Build-2</meta:generator>
    <meta:document-statistic meta:table-count="1" meta:cell-count="200" meta:object-count="0"/>
  </office:meta>
</office:document-meta>
</file>